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.setVlink( String v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dy.setOnLoad( String o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Unload( String onu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Background( String 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Alink( String a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